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2">
      <style:graphic-properties draw:fill="none" draw:stroke="solid" svg:stroke-width="0.01389in" svg:stroke-color="#4472c4" draw:marker-end="a751" svg:stroke-opacity="100%" draw:stroke-linejoin="miter" svg:stroke-linecap="butt"/>
    </style:style>
    <style:style style:family="graphic" style:name="a754">
      <style:graphic-properties draw:fill="none" draw:stroke="solid" svg:stroke-width="0.01389in" svg:stroke-color="#4472c4" draw:marker-end="a753" svg:stroke-opacity="100%" draw:stroke-linejoin="miter" svg:stroke-linecap="butt"/>
    </style:style>
    <style:style style:family="graphic" style:name="a756">
      <style:graphic-properties draw:fill="none" draw:stroke="solid" svg:stroke-width="0.01389in" svg:stroke-color="#4472c4" draw:marker-end="a755" svg:stroke-opacity="100%" draw:stroke-linejoin="miter" svg:stroke-linecap="butt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1">
      <style:graphic-properties draw:fill="none" draw:stroke="solid" svg:stroke-width="0.01389in" svg:stroke-color="#000000" draw:marker-end="a400" svg:stroke-opacity="100%" draw:stroke-linejoin="miter" svg:stroke-linecap="butt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3">
      <style:graphic-properties draw:fill="none" draw:stroke="solid" svg:stroke-width="0.01389in" svg:stroke-color="#000000" draw:marker-end="a402" svg:stroke-opacity="100%" draw:stroke-linejoin="miter" svg:stroke-linecap="butt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5">
      <style:graphic-properties draw:fill="none" draw:stroke="solid" svg:stroke-width="0.01389in" svg:stroke-color="#4472c4" draw:marker-end="a764" svg:stroke-opacity="100%" draw:stroke-linejoin="miter" svg:stroke-linecap="butt"/>
    </style:style>
    <style:style style:family="graphic" style:name="a408">
      <style:graphic-properties draw:fill="none" draw:stroke="solid" svg:stroke-width="0.01389in" svg:stroke-color="#000000" draw:marker-end="a407" svg:stroke-opacity="100%" draw:stroke-linejoin="miter" svg:stroke-linecap="butt"/>
    </style:style>
    <style:style style:family="graphic" style:name="a767">
      <style:graphic-properties draw:fill="none" draw:stroke="solid" svg:stroke-width="0.01389in" svg:stroke-color="#4472c4" draw:marker-end="a766" svg:stroke-opacity="100%" draw:stroke-linejoin="miter" svg:stroke-linecap="but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9">
      <style:graphic-properties draw:fill="none" draw:stroke="solid" svg:stroke-width="0.01389in" svg:stroke-color="#4472c4" draw:marker-end="a768" svg:stroke-opacity="100%" draw:stroke-linejoin="miter" svg:stroke-linecap="butt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5" style:parent-style-name="Graphics">
      <style:graphic-properties draw:fill="none" draw:stroke="none"/>
    </style:style>
    <style:style style:family="graphic" style:name="a806" style:parent-style-name="Graphics">
      <style:graphic-properties draw:fill="none" draw:stroke="none"/>
    </style:style>
    <style:style style:family="graphic" style:name="a410">
      <style:graphic-properties draw:fill="none" draw:stroke="solid" svg:stroke-width="0.01389in" svg:stroke-color="#000000" draw:marker-end="a409" svg:stroke-opacity="100%" draw:stroke-linejoin="miter" svg:stroke-linecap="butt"/>
    </style:style>
    <style:style style:family="graphic" style:name="a807" style:parent-style-name="Graphics">
      <style:graphic-properties draw:fill="none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2">
      <style:graphic-properties draw:fill="none" draw:stroke="solid" svg:stroke-width="0.01389in" svg:stroke-color="#000000" draw:marker-end="a411" svg:stroke-opacity="100%" draw:stroke-linejoin="miter" svg:stroke-linecap="but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4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8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9">
      <style:graphic-properties draw:fill="none" draw:stroke="solid" svg:stroke-width="0.01389in" svg:stroke-color="#000000" draw:marker-end="a398" svg:stroke-opacity="100%" draw:stroke-linejoin="miter" svg:stroke-linecap="butt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90">
      <style:graphic-properties draw:fill="none" draw:stroke="solid" svg:stroke-width="0.02083in" svg:stroke-color="#000000" draw:marker-end="a589" svg:stroke-opacity="100%" draw:stroke-linejoin="miter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2">
      <style:graphic-properties draw:fill="none" draw:stroke="solid" svg:stroke-width="0.01389in" svg:stroke-color="#000000" draw:marker-end="a591" svg:stroke-opacity="100%" draw:stroke-linejoin="miter" svg:stroke-linecap="butt"/>
    </style:style>
    <style:style style:family="graphic" style:name="a594">
      <style:graphic-properties draw:fill="none" draw:stroke="solid" svg:stroke-width="0.01389in" svg:stroke-color="#000000" draw:marker-end="a593" svg:stroke-opacity="100%" draw:stroke-linejoin="miter" svg:stroke-linecap="butt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>
      <style:graphic-properties draw:fill="none" draw:stroke="solid" svg:stroke-width="0.02083in" svg:stroke-color="#000000" draw:marker-end="a595" svg:stroke-opacity="100%" draw:stroke-linejoin="miter" svg:stroke-linecap="butt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draw:fill="none" draw:stroke="solid" svg:stroke-width="0.01389in" svg:stroke-color="#4472c4" draw:marker-end="a790" svg:stroke-opacity="100%" draw:stroke-linejoin="miter" svg:stroke-linecap="butt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2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3">
      <style:graphic-properties draw:fill="none" draw:stroke="solid" svg:stroke-width="0.01389in" svg:stroke-color="#4472c4" draw:marker-end="a792" svg:stroke-opacity="100%" draw:stroke-linejoin="miter" svg:stroke-linecap="butt"/>
    </style:style>
    <style:style style:family="graphic" style:name="a435">
      <style:graphic-properties draw:fill="none" draw:stroke="solid" svg:stroke-width="0.01389in" svg:stroke-color="#000000" draw:marker-end="a434" svg:stroke-opacity="100%" draw:stroke-linejoin="miter" svg:stroke-linecap="butt"/>
    </style:style>
    <style:style style:family="graphic" style:name="a795">
      <style:graphic-properties draw:fill="none" draw:stroke="solid" svg:stroke-width="0.01389in" svg:stroke-color="#4472c4" draw:marker-end="a794" svg:stroke-opacity="100%" draw:stroke-linejoin="miter" svg:stroke-linecap="butt"/>
    </style:style>
    <style:style style:family="graphic" style:name="a437">
      <style:graphic-properties draw:fill="none" draw:stroke="solid" svg:stroke-width="0.01389in" svg:stroke-color="#000000" draw:marker-end="a436" svg:stroke-opacity="100%" draw:stroke-linejoin="miter" svg:stroke-linecap="but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9">
      <style:graphic-properties draw:fill="none" draw:stroke="solid" svg:stroke-width="0.01389in" svg:stroke-color="#000000" draw:marker-end="a438" svg:stroke-opacity="100%" draw:stroke-linejoin="miter" svg:stroke-linecap="butt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1">
      <style:graphic-properties draw:fill="none" draw:stroke="solid" svg:stroke-width="0.00694in" svg:stroke-color="#4472c4" draw:marker-end="a830" svg:stroke-opacity="100%" draw:stroke-linejoin="miter" svg:stroke-linecap="butt"/>
    </style:style>
    <style:style style:family="graphic" style:name="a833">
      <style:graphic-properties draw:fill="none" draw:stroke="solid" svg:stroke-width="0.00694in" svg:stroke-color="#4472c4" draw:marker-end="a832" svg:stroke-opacity="100%" draw:stroke-linejoin="miter" svg:stroke-linecap="butt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draw:fill="none" draw:stroke="solid" svg:stroke-width="0.01389in" svg:stroke-color="#4472c4" draw:marker-end="a452" svg:stroke-opacity="100%" draw:stroke-linejoin="miter" svg:stroke-linecap="butt"/>
    </style:style>
    <style:style style:family="graphic" style:name="a455">
      <style:graphic-properties draw:fill="none" draw:stroke="solid" svg:stroke-width="0.01389in" svg:stroke-color="#4472c4" draw:marker-end="a454" svg:stroke-opacity="100%" draw:stroke-linejoin="miter" svg:stroke-linecap="butt"/>
    </style:style>
    <style:style style:family="graphic" style:name="a457">
      <style:graphic-properties draw:fill="none" draw:stroke="solid" svg:stroke-width="0.01389in" svg:stroke-color="#4472c4" draw:marker-end="a456" svg:stroke-opacity="100%" draw:stroke-linejoin="miter" svg:stroke-linecap="butt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3">
      <style:graphic-properties draw:fill="none" draw:stroke="solid" svg:stroke-width="0.02083in" svg:stroke-color="#000000" draw:marker-end="a652" svg:stroke-opacity="100%" draw:stroke-linejoin="miter" svg:stroke-linecap="butt"/>
    </style:style>
    <style:style style:family="graphic" style:name="a655">
      <style:graphic-properties draw:fill="none" draw:stroke="solid" svg:stroke-width="0.02083in" svg:stroke-color="#000000" draw:marker-end="a654" svg:stroke-opacity="100%" draw:stroke-linejoin="miter" svg:stroke-linecap="butt"/>
    </style:style>
    <style:style style:family="graphic" style:name="a657">
      <style:graphic-properties draw:fill="none" draw:stroke="solid" svg:stroke-width="0.02083in" svg:stroke-color="#000000" draw:marker-end="a656" svg:stroke-opacity="100%" draw:stroke-linejoin="miter" svg:stroke-linecap="butt"/>
    </style:style>
    <style:style style:family="graphic" style:name="a659">
      <style:graphic-properties draw:fill="none" draw:stroke="solid" svg:stroke-width="0.02083in" svg:stroke-color="#000000" draw:marker-end="a658" svg:stroke-opacity="100%" draw:stroke-linejoin="miter" svg:stroke-linecap="butt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9">
      <style:graphic-properties draw:fill="none" draw:stroke="solid" svg:stroke-width="0.01389in" svg:stroke-color="#4472c4" draw:marker-end="a468" svg:stroke-opacity="100%" draw:stroke-linejoin="miter" svg:stroke-linecap="butt"/>
    </style:style>
    <style:style style:family="graphic" style:name="a661">
      <style:graphic-properties draw:fill="none" draw:stroke="solid" svg:stroke-width="0.02083in" svg:stroke-color="#000000" draw:marker-end="a660" svg:stroke-opacity="100%" draw:stroke-linejoin="miter" svg:stroke-linecap="butt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9">
      <style:graphic-properties draw:fill="none" draw:stroke="solid" svg:stroke-width="0.02083in" svg:stroke-color="#000000" draw:marker-end="a668" svg:stroke-opacity="100%" draw:stroke-linejoin="miter" svg:stroke-linecap="but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draw:fill="none" draw:stroke="solid" svg:stroke-width="0.00694in" svg:stroke-color="#4472c4" draw:marker-end="a859" svg:stroke-opacity="100%" draw:stroke-linejoin="miter" svg:stroke-linecap="butt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draw:fill="none" draw:stroke="solid" svg:stroke-width="0.01389in" svg:stroke-color="#4472c4" draw:marker-end="a507" svg:stroke-opacity="100%" draw:stroke-linejoin="miter" svg:stroke-linecap="butt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0694in" svg:stroke-color="#000000" draw:marker-end="a670" svg:stroke-opacity="100%" draw:stroke-linejoin="miter" svg:stroke-linecap="butt"/>
    </style:style>
    <style:style style:family="graphic" style:name="a673">
      <style:graphic-properties draw:fill="none" draw:stroke="solid" svg:stroke-width="0.02083in" svg:stroke-color="#000000" draw:marker-end="a672" svg:stroke-opacity="100%" draw:stroke-linejoin="miter" svg:stroke-linecap="butt"/>
    </style:style>
    <style:style style:family="graphic" style:name="a675">
      <style:graphic-properties draw:fill="none" draw:stroke="solid" svg:stroke-width="0.02083in" svg:stroke-color="#000000" draw:marker-end="a674" svg:stroke-opacity="100%" draw:stroke-linejoin="miter" svg:stroke-linecap="butt"/>
    </style:style>
    <style:style style:family="graphic" style:name="a677">
      <style:graphic-properties draw:fill="none" draw:stroke="solid" svg:stroke-width="0.00694in" svg:stroke-color="#000000" draw:marker-end="a676" svg:stroke-opacity="100%" draw:stroke-linejoin="miter" svg:stroke-linecap="butt"/>
    </style:style>
    <style:style style:family="graphic" style:name="a679">
      <style:graphic-properties draw:fill="none" draw:stroke="solid" svg:stroke-width="0.00694in" svg:stroke-color="#000000" draw:marker-end="a678" svg:stroke-opacity="100%" draw:stroke-linejoin="miter" svg:stroke-linecap="butt"/>
    </style:style>
    <style:style style:family="graphic" style:name="a510">
      <style:graphic-properties draw:fill="none" draw:stroke="solid" svg:stroke-width="0.01389in" svg:stroke-color="#4472c4" draw:marker-end="a509" svg:stroke-opacity="100%" draw:stroke-linejoin="miter" svg:stroke-linecap="butt"/>
    </style:style>
    <style:style style:family="graphic" style:name="a870">
      <style:graphic-properties draw:fill="none" draw:stroke="solid" svg:stroke-width="0.00694in" svg:stroke-color="#4472c4" draw:marker-end="a869" svg:stroke-opacity="100%" draw:stroke-linejoin="miter" svg:stroke-linecap="butt"/>
    </style:style>
    <style:style style:family="graphic" style:name="a512">
      <style:graphic-properties draw:fill="none" draw:stroke="solid" svg:stroke-width="0.01389in" svg:stroke-color="#4472c4" draw:marker-end="a511" svg:stroke-opacity="100%" draw:stroke-linejoin="miter" svg:stroke-linecap="butt"/>
    </style:style>
    <style:style style:family="graphic" style:name="a514">
      <style:graphic-properties draw:fill="none" draw:stroke="solid" svg:stroke-width="0.01389in" svg:stroke-color="#000000" draw:marker-end="a513" svg:stroke-opacity="100%" draw:stroke-linejoin="miter" svg:stroke-linecap="butt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none" draw:stroke="solid" svg:stroke-width="0.02083in" svg:stroke-color="#000000" draw:marker-end="a680" svg:stroke-opacity="100%" draw:stroke-linejoin="miter" svg:stroke-linecap="butt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3">
      <style:graphic-properties draw:fill="none" draw:stroke="solid" svg:stroke-width="0.02083in" svg:stroke-color="#000000" draw:marker-end="a682" svg:stroke-opacity="100%" draw:stroke-linejoin="miter" svg:stroke-linecap="butt"/>
    </style:style>
    <style:style style:family="graphic" style:name="a685">
      <style:graphic-properties draw:fill="none" draw:stroke="solid" svg:stroke-width="0.02083in" svg:stroke-color="#000000" draw:marker-end="a684" svg:stroke-opacity="100%" draw:stroke-linejoin="miter" svg:stroke-linecap="butt"/>
    </style:style>
    <style:style style:family="graphic" style:name="a687">
      <style:graphic-properties draw:fill="none" draw:stroke="solid" svg:stroke-width="0.02083in" svg:stroke-color="#000000" draw:marker-end="a686" svg:stroke-opacity="100%" draw:stroke-linejoin="miter" svg:stroke-linecap="butt"/>
    </style:style>
    <style:style style:family="drawing-page" style:name="a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5">
      <style:graphic-properties draw:fill="none" draw:stroke="solid" svg:stroke-width="0.00694in" svg:stroke-color="#000000" draw:marker-end="a524" svg:stroke-opacity="100%" draw:stroke-linejoin="miter" svg:stroke-linecap="butt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2">
      <style:graphic-properties draw:fill="none" draw:stroke="solid" svg:stroke-width="0.01389in" svg:stroke-color="#4472c4" draw:marker-end="a721" svg:stroke-opacity="100%" draw:stroke-linejoin="miter" svg:stroke-linecap="butt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4">
      <style:graphic-properties draw:fill="none" draw:stroke="solid" svg:stroke-width="0.01389in" svg:stroke-color="#4472c4" draw:marker-end="a723" svg:stroke-opacity="100%" draw:stroke-linejoin="miter" svg:stroke-linecap="butt"/>
    </style:style>
    <style:style style:family="graphic" style:name="a726">
      <style:graphic-properties draw:fill="none" draw:stroke="solid" svg:stroke-width="0.01389in" svg:stroke-color="#4472c4" draw:marker-end="a725" svg:stroke-opacity="100%" draw:stroke-linejoin="miter" svg:stroke-linecap="but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1">
      <style:graphic-properties draw:fill="none" draw:stroke="solid" svg:stroke-width="0.01042in" svg:stroke-color="#000000" draw:marker-start="a689" draw:marker-end="a690" svg:stroke-opacity="100%" draw:stroke-linejoin="round" svg:stroke-linecap="butt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draw:fill="none" draw:stroke="solid" svg:stroke-width="0.01042in" svg:stroke-color="#000000" draw:marker-start="a692" draw:marker-end="a693" svg:stroke-opacity="100%" draw:stroke-linejoin="round" svg:stroke-linecap="butt"/>
    </style:style>
    <style:style style:family="graphic" style:name="a697">
      <style:graphic-properties draw:fill="none" draw:stroke="solid" svg:stroke-width="0.01042in" svg:stroke-color="#000000" draw:marker-start="a695" draw:marker-end="a696" svg:stroke-opacity="100%" draw:stroke-linejoin="round" svg:stroke-linecap="but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2083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9">
      <style:graphic-properties draw:fill="none" draw:stroke="solid" svg:stroke-width="0.00694in" svg:stroke-color="#4472c4" draw:marker-end="a538" svg:stroke-opacity="100%" draw:stroke-linejoin="miter" svg:stroke-linecap="butt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1">
      <style:graphic-properties draw:fill="none" draw:stroke="solid" svg:stroke-width="0.00694in" svg:stroke-color="#4472c4" draw:marker-end="a540" svg:stroke-opacity="100%" draw:stroke-linejoin="miter" svg:stroke-linecap="butt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4">
      <style:graphic-properties draw:fill="none" draw:stroke="solid" svg:stroke-width="0.02083in" svg:stroke-color="#000000" draw:marker-end="a543" svg:stroke-opacity="100%" draw:stroke-linejoin="miter" svg:stroke-linecap="but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7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58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59" draw:master-page-name="Master1-Layout2-obj-Title-and-Content" presentation:presentation-page-layout-name="Master1-PPL2" draw:id="Slide-257">
        <draw:custom-shape svg:x="1.65217in" svg:y="1.86619in" svg:width="1.18841in" svg:height="0.58129in" draw:id="id65" draw:style-name="a362" draw:name="Rectangle 3">
          <svg:title/>
          <svg:desc/>
          <text:p text:style-name="a361" text:class-names="" text:cond-style-name=""><text:span text:style-name="a360" text:class-names="">Radio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217in" svg:y="2.71015in" svg:width="1.18841in" svg:height="0.63768in" draw:id="id66" draw:style-name="a365" draw:name="Rectangle 10">
          <svg:title/>
          <svg:desc/>
          <text:p text:style-name="a364" text:class-names="" text:cond-style-name=""><text:span text:style-name="a363" text:class-names="">Radio2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372" draw:name="TextBox 12" svg:x="2.12436in" svg:y="3.49583in" svg:width="0.151in" svg:height="0.65635in">
          <draw:text-box>
            <text:p text:style-name="a367" text:class-names="" text:cond-style-name=""><text:span text:style-name="a366" text:class-names="">.</text:span></text:p>
            <text:p text:style-name="a369" text:class-names="" text:cond-style-name=""><text:span text:style-name="a368" text:class-names="">.</text:span></text:p>
            <text:p text:style-name="a371" text:class-names="" text:cond-style-name=""><text:span text:style-name="a370" text:class-names="">.</text:span></text:p>
          </draw:text-box>
          <svg:title/>
          <svg:desc/>
        </draw:frame>
        <draw:custom-shape svg:x="1.65217in" svg:y="4.30018in" svg:width="1.18841in" svg:height="0.63768in" draw:id="id68" draw:style-name="a375" draw:name="Rectangle 13">
          <svg:title/>
          <svg:desc/>
          <text:p text:style-name="a374" text:class-names="" text:cond-style-name=""><text:span text:style-name="a373" text:class-names="">Radio1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5652in" svg:y="0.88406in" svg:width="1.52174in" svg:height="0.58129in" draw:id="id69" draw:style-name="a378" draw:name="Rectangle 14">
          <svg:title/>
          <svg:desc/>
          <text:p text:style-name="a377" text:class-names="" text:cond-style-name=""><text:span text:style-name="a376" text:class-names="">Produ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6812in" svg:y="0.88406in" svg:width="3.34176in" svg:height="0.58129in" draw:id="id70" draw:style-name="a381" draw:name="Rectangle 15">
          <svg:title/>
          <svg:desc/>
          <text:p text:style-name="a380" text:class-names="" text:cond-style-name=""><text:span text:style-name="a379" text:class-names="">Tête de réseau DAB+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6812in" svg:y="1.88485in" svg:width="1.33333in" svg:height="0.58129in" draw:id="id71" draw:style-name="a384" draw:name="Rectangle 17">
          <svg:title/>
          <svg:desc/>
          <text:p text:style-name="a383" text:class-names="" text:cond-style-name=""><text:span text:style-name="a382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6812in" svg:y="2.70369in" svg:width="1.33333in" svg:height="0.58129in" draw:id="id72" draw:style-name="a387" draw:name="Rectangle 20">
          <svg:title/>
          <svg:desc/>
          <text:p text:style-name="a386" text:class-names="" text:cond-style-name=""><text:span text:style-name="a385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6812in" svg:y="4.32837in" svg:width="1.33333in" svg:height="0.58129in" draw:id="id73" draw:style-name="a390" draw:name="Rectangle 21">
          <svg:title/>
          <svg:desc/>
          <text:p text:style-name="a389" text:class-names="" text:cond-style-name=""><text:span text:style-name="a388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397" draw:name="TextBox 22" svg:x="4.28378in" svg:y="3.55867in" svg:width="0.151in" svg:height="0.65635in">
          <draw:text-box>
            <text:p text:style-name="a392" text:class-names="" text:cond-style-name=""><text:span text:style-name="a391" text:class-names="">.</text:span></text:p>
            <text:p text:style-name="a394" text:class-names="" text:cond-style-name=""><text:span text:style-name="a393" text:class-names="">.</text:span></text:p>
            <text:p text:style-name="a396" text:class-names="" text:cond-style-name=""><text:span text:style-name="a395" text:class-names="">.</text:span></text:p>
          </draw:text-box>
          <svg:title/>
          <svg:desc/>
        </draw:frame>
        <draw:connector draw:type="line" svg:x1="2.84058in" svg:y1="2.15684in" draw:start-shape="id65" draw:start-glue-point="1" svg:x2="3.62319in" svg:y2="2.15684in" draw:id="id75" draw:style-name="a399" draw:name="Straight Arrow Connector 24">
          <svg:title/>
          <svg:desc/>
        </draw:connector>
        <draw:connector draw:type="line" svg:x1="2.84058in" svg:y1="3.02899in" svg:x2="3.62319in" svg:y2="3.02899in" draw:id="id76" draw:style-name="a401" draw:name="Straight Arrow Connector 25">
          <svg:title/>
          <svg:desc/>
        </draw:connector>
        <draw:connector draw:type="line" svg:x1="2.84058in" svg:y1="4.59261in" svg:x2="3.62319in" svg:y2="4.59261in" draw:id="id77" draw:style-name="a403" draw:name="Straight Arrow Connector 26">
          <svg:title/>
          <svg:desc/>
        </draw:connector>
        <draw:custom-shape svg:x="5.63044in" svg:y="1.88485in" svg:width="1.47944in" svg:height="3.05301in" draw:id="id78" draw:style-name="a406" draw:name="Rectangle 27">
          <svg:title/>
          <svg:desc/>
          <text:p text:style-name="a405" text:class-names="" text:cond-style-name=""><text:span text:style-name="a404" text:class-names="">Multiplex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1015in" svg:y1="2.19048in" svg:x2="5.52174in" svg:y2="2.19048in" draw:id="id79" draw:style-name="a408" draw:name="Straight Arrow Connector 28">
          <svg:title/>
          <svg:desc/>
        </draw:connector>
        <draw:connector draw:type="line" svg:x1="5.21015in" svg:y1="3.02899in" svg:x2="5.52174in" svg:y2="3.02899in" draw:id="id80" draw:style-name="a410" draw:name="Straight Arrow Connector 30">
          <svg:title/>
          <svg:desc/>
        </draw:connector>
        <draw:connector draw:type="line" svg:x1="5.21015in" svg:y1="4.58744in" svg:x2="5.52174in" svg:y2="4.58744in" draw:id="id81" draw:style-name="a412" draw:name="Straight Arrow Connector 31">
          <svg:title/>
          <svg:desc/>
        </draw:connector>
        <draw:custom-shape svg:x="7.63396in" svg:y="2.63927in" svg:width="1.90697in" svg:height="1in" draw:id="id82" draw:style-name="a415" draw:name="Oval 32">
          <svg:title/>
          <svg:desc/>
          <text:p text:style-name="a414" text:class-names="" text:cond-style-name=""><text:span text:style-name="a413" text:class-names="">Transport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16177in" svg:y="3.01999in" svg:width="0.42029in" svg:height="0.32784in" draw:id="id83" draw:style-name="a418" draw:name="Arrow: Right 33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17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64542in" svg:y="0.88406in" svg:width="2.83284in" svg:height="0.58129in" draw:id="id84" draw:style-name="a421" draw:name="Rectangle 35">
          <svg:title/>
          <svg:desc/>
          <text:p text:style-name="a420" text:class-names="" text:cond-style-name=""><text:span text:style-name="a419" text:class-names="">Réseau de diffu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5045in" svg:y="2.23138in" svg:width="1.63768in" svg:height="0.58129in" draw:id="id85" draw:style-name="a425" draw:name="Oval 37">
          <svg:title/>
          <svg:desc/>
          <text:p text:style-name="a423" text:class-names="" text:cond-style-name=""><text:span text:style-name="a422" text:class-names="">Emetteur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6503in" svg:y="3.24271in" svg:width="1.63768in" svg:height="0.58129in" draw:id="id86" draw:style-name="a429" draw:name="Oval 38">
          <svg:title/>
          <svg:desc/>
          <text:p text:style-name="a427" text:class-names="" text:cond-style-name=""><text:span text:style-name="a426" text:class-names="">Emetteur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232in" svg:y="2.70369in" svg:width="1.63768in" svg:height="0.58129in" draw:id="id87" draw:style-name="a433" draw:name="Oval 39">
          <svg:title/>
          <svg:desc/>
          <text:p text:style-name="a431" text:class-names="" text:cond-style-name=""><text:span text:style-name="a430" text:class-names="">Emetteur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9.16784in" svg:y1="2.70835in" svg:x2="9.95045in" svg:y2="2.52202in" draw:end-shape="id85" draw:end-glue-point="3" draw:id="id88" draw:style-name="a435" draw:name="Straight Arrow Connector 40">
          <svg:title/>
          <svg:desc/>
        </draw:connector>
        <draw:connector draw:type="line" svg:x1="9.54094in" svg:y1="3.01999in" svg:x2="10.86232in" svg:y2="2.99434in" draw:end-shape="id87" draw:end-glue-point="3" draw:id="id89" draw:style-name="a437" draw:name="Straight Arrow Connector 42">
          <svg:title/>
          <svg:desc/>
        </draw:connector>
        <draw:connector draw:type="line" svg:x1="9.42636in" svg:y1="3.42641in" svg:x2="10.06503in" svg:y2="3.53335in" draw:end-shape="id86" draw:end-glue-point="3" draw:id="id90" draw:style-name="a439" draw:name="Straight Arrow Connector 44">
          <svg:title/>
          <svg:desc/>
        </draw:connector>
        <draw:frame draw:id="id91" draw:style-name="a442" draw:name="TextBox 48" svg:x="10.93615in" svg:y="1.79173in" svg:width="0.59639in" svg:height="0.40391in">
          <draw:text-box>
            <text:p text:style-name="a441" text:class-names="" text:cond-style-name=""><text:span text:style-name="a440" text:class-names="">SFN</text:span></text:p>
          </draw:text-box>
          <svg:title/>
          <svg:desc/>
        </draw:frame>
      </draw:page>
      <draw:page draw:name="Slide3" draw:style-name="a443" draw:master-page-name="Master1-Layout2-obj-Title-and-Content" presentation:presentation-page-layout-name="Master1-PPL2" draw:id="Slide-258">
        <draw:custom-shape svg:x="0.17882in" svg:y="0.17061in" svg:width="1.52174in" svg:height="0.58129in" draw:id="id92" draw:style-name="a446" draw:name="Rectangle 14">
          <svg:title/>
          <svg:desc/>
          <text:p text:style-name="a445" text:class-names="" text:cond-style-name=""><text:span text:style-name="a444" text:class-names="">Produ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7916in" svg:y="0.16797in" svg:width="7.51246in" svg:height="0.58129in" draw:id="id93" draw:style-name="a451" draw:name="Rectangle 15">
          <svg:title/>
          <svg:desc/>
          <text:p text:style-name="a450" text:class-names="" text:cond-style-name=""><text:span text:style-name="a447" text:class-names="">Tête de réseau<text:s text:c="1"/></text:span><text:span text:style-name="a448" text:class-names="">TNT</text:span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21657in" svg:y1="1.45485in" svg:x2="3.52816in" svg:y2="1.45485in" draw:id="id94" draw:style-name="a453" draw:name="Straight Arrow Connector 28">
          <svg:title/>
          <svg:desc/>
        </draw:connector>
        <draw:connector draw:type="line" svg:x1="3.21657in" svg:y1="2.29336in" svg:x2="3.52816in" svg:y2="2.29336in" draw:id="id95" draw:style-name="a455" draw:name="Straight Arrow Connector 30">
          <svg:title/>
          <svg:desc/>
        </draw:connector>
        <draw:connector draw:type="line" svg:x1="3.21657in" svg:y1="3.85181in" svg:x2="3.52816in" svg:y2="3.85181in" draw:id="id96" draw:style-name="a457" draw:name="Straight Arrow Connector 31">
          <svg:title/>
          <svg:desc/>
        </draw:connector>
        <draw:custom-shape svg:x="2.21808in" svg:y="5.4292in" svg:width="6.49182in" svg:height="0.54716in" draw:id="id97" draw:style-name="a461" draw:name="Rectangle 35">
          <svg:title/>
          <svg:desc/>
          <text:p text:style-name="a460" text:class-names="" text:cond-style-name=""><text:span text:style-name="a458" text:class-names="">Site<text:s text:c="1"/></text:span><text:span text:style-name="a459" text:class-names="">de diffu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8191in" svg:y="1.0713in" svg:width="1.86559in" svg:height="3.11499in" draw:id="id98" draw:style-name="a464" draw:name="Rectangle 32">
          <svg:title/>
          <svg:desc/>
          <text:p text:style-name="a463" text:class-names="" text:cond-style-name=""><text:span text:style-name="a462" text:class-names="">Multiplex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2887in" svg:y="2.15996in" svg:width="1.47559in" svg:height="0.93765in" draw:id="id99" draw:style-name="a467" draw:name="Rectangle 88">
          <svg:title/>
          <svg:desc/>
          <text:p text:style-name="a466" text:class-names="" text:cond-style-name=""><text:span text:style-name="a465" text:class-names="">T2-Gatewa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48453in" svg:y1="2.59742in" svg:x2="7.79612in" svg:y2="2.59742in" draw:id="id100" draw:style-name="a469" draw:name="Straight Arrow Connector 28">
          <svg:title/>
          <svg:desc/>
        </draw:connector>
        <draw:custom-shape svg:x="7.88583in" svg:y="2.19408in" svg:width="1.60579in" svg:height="0.80435in" draw:id="id101" draw:style-name="a472" draw:name="Rectangle 91">
          <svg:title/>
          <svg:desc/>
          <text:p text:style-name="a471" text:class-names="" text:cond-style-name=""><text:span text:style-name="a470" text:class-names="">Modulat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882in" svg:y="1.11461in" svg:width="1.18841in" svg:height="0.58129in" draw:id="id102" draw:style-name="a476" draw:name="Rectangle 92">
          <svg:title/>
          <svg:desc/>
          <text:p text:style-name="a475" text:class-names="" text:cond-style-name=""><text:span text:style-name="a473" text:class-names="">Chaine1</text:span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882in" svg:y="1.95857in" svg:width="1.18841in" svg:height="0.63768in" draw:id="id103" draw:style-name="a479" draw:name="Rectangle 10">
          <svg:title/>
          <svg:desc/>
          <text:p text:style-name="a478" text:class-names="" text:cond-style-name=""><text:span text:style-name="a477" text:class-names="">Chaine2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486" draw:name="TextBox 12" svg:x="0.65101in" svg:y="2.74425in" svg:width="0.151in" svg:height="0.65635in">
          <draw:text-box>
            <text:p text:style-name="a481" text:class-names="" text:cond-style-name=""><text:span text:style-name="a480" text:class-names="">.</text:span></text:p>
            <text:p text:style-name="a483" text:class-names="" text:cond-style-name=""><text:span text:style-name="a482" text:class-names="">.</text:span></text:p>
            <text:p text:style-name="a485" text:class-names="" text:cond-style-name=""><text:span text:style-name="a484" text:class-names="">.</text:span></text:p>
          </draw:text-box>
          <svg:title/>
          <svg:desc/>
        </draw:frame>
        <draw:custom-shape svg:x="0.17882in" svg:y="3.5486in" svg:width="1.18841in" svg:height="0.63768in" draw:id="id105" draw:style-name="a490" draw:name="Rectangle 13">
          <svg:title/>
          <svg:desc/>
          <text:p text:style-name="a489" text:class-names="" text:cond-style-name=""><text:span text:style-name="a487" text:class-names="">Chaine n</text:span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508in" svg:y="1.11461in" svg:width="1.33333in" svg:height="0.58129in" draw:id="id106" draw:style-name="a493" draw:name="Rectangle 17">
          <svg:title/>
          <svg:desc/>
          <text:p text:style-name="a492" text:class-names="" text:cond-style-name=""><text:span text:style-name="a491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508in" svg:y="1.93345in" svg:width="1.33333in" svg:height="0.58129in" draw:id="id107" draw:style-name="a496" draw:name="Rectangle 20">
          <svg:title/>
          <svg:desc/>
          <text:p text:style-name="a495" text:class-names="" text:cond-style-name=""><text:span text:style-name="a494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508in" svg:y="3.59421in" svg:width="1.33333in" svg:height="0.58129in" draw:id="id108" draw:style-name="a499" draw:name="Rectangle 21">
          <svg:title/>
          <svg:desc/>
          <text:p text:style-name="a498" text:class-names="" text:cond-style-name=""><text:span text:style-name="a497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506" draw:name="TextBox 22" svg:x="2.36646in" svg:y="2.78843in" svg:width="0.151in" svg:height="0.65635in">
          <draw:text-box>
            <text:p text:style-name="a501" text:class-names="" text:cond-style-name=""><text:span text:style-name="a500" text:class-names="">.</text:span></text:p>
            <text:p text:style-name="a503" text:class-names="" text:cond-style-name=""><text:span text:style-name="a502" text:class-names="">.</text:span></text:p>
            <text:p text:style-name="a505" text:class-names="" text:cond-style-name=""><text:span text:style-name="a504" text:class-names="">.</text:span></text:p>
          </draw:text-box>
          <svg:title/>
          <svg:desc/>
        </draw:frame>
        <draw:connector draw:type="line" svg:x1="1.36723in" svg:y1="1.40526in" draw:start-shape="id102" draw:start-glue-point="1" svg:x2="1.75853in" svg:y2="1.40526in" draw:id="id110" draw:style-name="a508" draw:name="Straight Arrow Connector 24">
          <svg:title/>
          <svg:desc/>
        </draw:connector>
        <draw:connector draw:type="line" svg:x1="1.36723in" svg:y1="2.27741in" svg:x2="1.75853in" svg:y2="2.27741in" draw:id="id111" draw:style-name="a510" draw:name="Straight Arrow Connector 25">
          <svg:title/>
          <svg:desc/>
        </draw:connector>
        <draw:connector draw:type="line" svg:x1="1.36723in" svg:y1="3.84103in" svg:x2="1.75853in" svg:y2="3.84103in" draw:id="id112" draw:style-name="a512" draw:name="Straight Arrow Connector 26">
          <svg:title/>
          <svg:desc/>
        </draw:connector>
        <draw:connector draw:type="line" svg:x1="5.53306in" svg:y1="2.6614in" svg:x2="5.84465in" svg:y2="2.6614in" draw:id="id113" draw:style-name="a514" draw:name="Straight Arrow Connector 28">
          <svg:title/>
          <svg:desc/>
        </draw:connector>
        <draw:custom-shape svg:x="8.18872in" svg:y="6.6043in" svg:width="1in" svg:height="0.70766in" draw:id="id114" draw:style-name="a517" draw:name="Rectangle 107">
          <svg:title/>
          <svg:desc/>
          <text:p text:style-name="a516" text:class-names="" text:cond-style-name=""><text:span text:style-name="a515" text:class-names="">IR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2498in" svg:y="6.6043in" svg:width="1in" svg:height="0.72773in" draw:id="id115" draw:style-name="a520" draw:name="Rectangle 109">
          <svg:title/>
          <svg:desc/>
          <text:p text:style-name="a519" text:class-names="" text:cond-style-name=""><text:span text:style-name="a518" text:class-names="">T2-Ed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11499in" svg:height="0.77248in" draw:id="id116" draw:style-name="a523" draw:transform="translate(-1.55749in -0.38624in) rotate(-1.5708) translate(9.24452in 4.78794in)" draw:name="Arrow: Left-Right 110">
          <svg:title/>
          <svg:desc/>
          <text:p text:style-name="a522" text:class-names="" text:cond-style-name=""><text:span text:style-name="a521" text:class-names="">CANAL</text:span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onnector draw:type="line" svg:x1="9.57683in" svg:y1="4.71336in" svg:x2="10.47714in" svg:y2="3.50504in" draw:id="id117" draw:style-name="a525" draw:name="Straight Arrow Connector 112">
          <svg:title/>
          <svg:desc/>
        </draw:connector>
        <draw:frame draw:id="id118" draw:style-name="a528" draw:name="TextBox 118" svg:x="10.33799in" svg:y="2.59625in" svg:width="2.18576in" svg:height="0.90879in">
          <draw:text-box>
            <text:p text:style-name="a527" text:class-names="" text:cond-style-name=""><text:span text:style-name="a526" text:class-names="">Liaison <text:s text:c="1"/>satellitaire</text:span></text:p>
          </draw:text-box>
          <svg:title/>
          <svg:desc/>
        </draw:frame>
        <draw:custom-shape svg:x="4.78565in" svg:y="6.6043in" svg:width="1.47559in" svg:height="0.70766in" draw:id="id119" draw:style-name="a531" draw:name="Rectangle 119">
          <svg:title/>
          <svg:desc/>
          <text:p text:style-name="a530" text:class-names="" text:cond-style-name=""><text:span text:style-name="a529" text:class-names="">Emetteur DVB-T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9227in" svg:y="6.84824in" svg:width="0.68437in" svg:height="0.32403in" draw:id="id120" draw:style-name="a534" draw:name="Arrow: Left 1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511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36646in" svg:y="6.6043in" svg:width="1.47559in" svg:height="0.72773in" draw:id="id121" draw:style-name="a537" draw:name="Rectangle 129">
          <svg:title/>
          <svg:desc/>
          <text:p text:style-name="a536" text:class-names="" text:cond-style-name=""><text:span text:style-name="a535" text:class-names="">Antennes d’émis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18872in" svg:y1="6.95813in" draw:start-shape="id114" draw:start-glue-point="3" svg:x2="7.72498in" svg:y2="6.96816in" draw:end-shape="id115" draw:end-glue-point="1" draw:id="id122" draw:style-name="a539" draw:name="Straight Arrow Connector 136">
          <svg:title/>
          <svg:desc/>
        </draw:connector>
        <draw:connector draw:type="line" svg:x1="6.70477in" svg:y1="6.94809in" svg:x2="6.24103in" svg:y2="6.95813in" draw:id="id123" draw:style-name="a541" draw:name="Straight Arrow Connector 143">
          <svg:title/>
          <svg:desc/>
        </draw:connector>
      </draw:page>
      <draw:page draw:name="Slide4" draw:style-name="a542" draw:master-page-name="Master1-Layout2-obj-Title-and-Content" presentation:presentation-page-layout-name="Master1-PPL2" draw:id="Slide-259">
        <draw:connector draw:type="line" svg:x1="3.97884in" svg:y1="0.8339in" svg:x2="4.29043in" svg:y2="0.8339in" draw:id="id124" draw:style-name="a544" draw:name="Straight Arrow Connector 28">
          <svg:title/>
          <svg:desc/>
        </draw:connector>
        <draw:custom-shape svg:x="5.55884in" svg:y="1.91201in" svg:width="1.55409in" svg:height="0.6898in" draw:id="id125" draw:style-name="a548" draw:name="Rectangle 20">
          <svg:title/>
          <svg:desc/>
          <text:p text:style-name="a547" text:class-names="" text:cond-style-name=""><text:span text:style-name="a545" text:class-names="">Insertion de pilotes</text:span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9777in" svg:y="1.88318in" svg:width="1.55409in" svg:height="0.93971in" draw:id="id126" draw:style-name="a552" draw:name="Rectangle 20">
          <svg:title/>
          <svg:desc/>
          <text:p text:style-name="a551" text:class-names="" text:cond-style-name=""><text:span text:style-name="a549" text:class-names="">Insertion préfixe cyclique</text:span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4934in" svg:y="0.44146in" svg:width="1.48683in" svg:height="0.89497in" draw:id="id127" draw:style-name="a556" draw:name="Rectangle 20">
          <svg:title/>
          <svg:desc/>
          <text:p text:style-name="a555" text:class-names="" text:cond-style-name=""><text:span text:style-name="a553" text:class-names="">Dispersion d’énergie</text:span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8803in" svg:y="1.91201in" svg:width="0.69246in" svg:height="0.6898in" draw:id="id128" draw:style-name="a559" draw:name="Rectangle 13">
          <svg:title/>
          <svg:desc/>
          <text:p text:style-name="a558" text:class-names="" text:cond-style-name=""><text:span text:style-name="a557" text:class-names="">IFF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877in" svg:y="0.3953in" svg:width="1.83007in" svg:height="1.02095in" draw:id="id129" draw:style-name="a563" draw:name="Rectangle 13">
          <svg:title/>
          <svg:desc/>
          <text:p text:style-name="a562" text:class-names="" text:cond-style-name=""><text:span text:style-name="a560" text:class-names="">Génération aléatoire de bits<text:s text:c="1"/></text:span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54102in" svg:y="1.80432in" svg:width="1.50467in" svg:height="0.91917in" draw:id="id130" draw:style-name="a569" draw:name="Rectangle 20">
          <svg:title/>
          <svg:desc/>
          <text:p text:style-name="a565" text:class-names="" text:cond-style-name=""><text:span text:style-name="a564" text:class-names="">Rotation</text:span></text:p>
          <text:p text:style-name="a568" text:class-names="" text:cond-style-name=""><text:span text:style-name="a566" text:class-names="">+Décalage cyclique</text:span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0667in" svg:y="0.56403in" svg:width="2.55074in" svg:height="0.6898in" draw:id="id131" draw:style-name="a574" draw:name="Rectangle 20">
          <svg:title/>
          <svg:desc/>
          <text:p text:style-name="a573" text:class-names="" text:cond-style-name=""><text:span text:style-name="a570" text:class-names="">Codage<text:s text:c="1"/></text:span><text:span text:style-name="a571" text:class-names="">convolutif +</text:span><text:span text:style-name="a572" text:class-names="">Reed Solom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3233in" svg:y="1.88215in" svg:width="1.2494in" svg:height="0.72215in" draw:id="id132" draw:style-name="a577" draw:name="Rectangle 20">
          <svg:title/>
          <svg:desc/>
          <text:p text:style-name="a576" text:class-names="" text:cond-style-name=""><text:span text:style-name="a575" text:class-names="">Zero Padd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3974in" svg:y="0.56289in" svg:width="1.6483in" svg:height="0.72497in" draw:id="id133" draw:style-name="a580" draw:name="Rectangle 20">
          <svg:title/>
          <svg:desc/>
          <text:p text:style-name="a579" text:class-names="" text:cond-style-name=""><text:span text:style-name="a578" text:class-names="">Modulation QPSK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9797in" svg:y="0.54438in" svg:width="1.98886in" svg:height="0.74249in" draw:id="id134" draw:style-name="a583" draw:name="Rectangle 20">
          <svg:title/>
          <svg:desc/>
          <text:p text:style-name="a582" text:class-names="" text:cond-style-name=""><text:span text:style-name="a581" text:class-names="">Entrelacement bi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9551in" svg:y="1.97316in" svg:width="1.91742in" svg:height="0.64483in" draw:id="id135" draw:style-name="a588" draw:name="Rectangle 20">
          <svg:title/>
          <svg:desc/>
          <text:p text:style-name="a587" text:class-names="" text:cond-style-name=""><text:span text:style-name="a584" text:class-names="">Entrelacement<text:s text:c="1"/></text:span><text:span text:style-name="a585" text:class-names="">symboles</text:span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87285in" svg:y1="0.84977in" svg:x2="6.14916in" svg:y2="0.84977in" draw:id="id136" draw:style-name="a590" draw:name="Straight Arrow Connector 30">
          <svg:title/>
          <svg:desc/>
        </draw:connector>
        <draw:connector draw:type="line" svg:x1="8.75741in" svg:y1="0.88894in" svg:x2="9.03372in" svg:y2="0.88894in" draw:id="id137" draw:style-name="a592" draw:name="Straight Arrow Connector 30">
          <svg:title/>
          <svg:desc/>
        </draw:connector>
        <draw:connector draw:type="line" svg:x1="11.08682in" svg:y1="0.91629in" svg:x2="11.36313in" svg:y2="0.91629in" draw:id="id138" draw:style-name="a594" draw:name="Straight Arrow Connector 30">
          <svg:title/>
          <svg:desc/>
        </draw:connector>
        <draw:connector draw:type="line" svg:x1="12.25281in" svg:y1="1.33643in" svg:x2="12.25281in" svg:y2="1.68116in" draw:id="id139" draw:style-name="a596" draw:name="Straight Arrow Connector 30">
          <svg:title/>
          <svg:desc/>
        </draw:connector>
        <draw:custom-shape svg:x="5.31559in" svg:y="3.81388in" svg:width="1.45537in" svg:height="0.60384in" draw:id="id140" draw:style-name="a600" draw:name="Rectangle 20">
          <svg:title/>
          <svg:desc/>
          <text:p text:style-name="a599" text:class-names="" text:cond-style-name=""><text:span text:style-name="a597" text:class-names="">Egalisation</text:span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9619in" svg:y="3.68774in" svg:width="1.65567in" svg:height="0.95429in" draw:id="id141" draw:style-name="a604" draw:name="Rectangle 20">
          <svg:title/>
          <svg:desc/>
          <text:p text:style-name="a603" text:class-names="" text:cond-style-name=""><text:span text:style-name="a601" text:class-names="">Suppression préfixe cyclique</text:span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7777in" svg:y="3.73789in" svg:width="0.81191in" svg:height="0.6898in" draw:id="id142" draw:style-name="a607" draw:name="Rectangle 13">
          <svg:title/>
          <svg:desc/>
          <text:p text:style-name="a606" text:class-names="" text:cond-style-name=""><text:span text:style-name="a605" text:class-names="">FF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6794in" svg:y="3.60523in" svg:width="1.65567in" svg:height="1.02095in" draw:id="id143" draw:style-name="a612" draw:name="Rectangle 39">
          <svg:title/>
          <svg:desc/>
          <text:p text:style-name="a609" text:class-names="" text:cond-style-name=""><text:span text:style-name="a608" text:class-names="">Suppresion</text:span></text:p>
          <text:p text:style-name="a611" text:class-names="" text:cond-style-name=""><text:span text:style-name="a610" text:class-names="">Zero Padd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3115in" svg:y="3.74785in" svg:width="2.35945in" svg:height="0.66987in" draw:id="id144" draw:style-name="a619" draw:name="Rectangle 20">
          <svg:title/>
          <svg:desc/>
          <text:p text:style-name="a615" text:class-names="" text:cond-style-name=""><text:span text:style-name="a613" text:class-names="">Dése</text:span><text:span text:style-name="a614" text:class-names="">ntrelacement</text:span></text:p>
          <text:p text:style-name="a618" text:class-names="" text:cond-style-name=""><text:span text:style-name="a616" text:class-names="">symboles</text:span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331in" svg:y="5.18636in" svg:width="1.48683in" svg:height="0.77426in" draw:id="id145" draw:style-name="a623" draw:name="Rectangle 20">
          <svg:title/>
          <svg:desc/>
          <text:p text:style-name="a622" text:class-names="" text:cond-style-name=""><text:span text:style-name="a620" text:class-names="">Dispersion d’énergie</text:span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6374in" svg:y="3.26457in" svg:width="1.65923in" svg:height="1.38732in" draw:id="id146" draw:style-name="a631" draw:name="Rectangle 20">
          <svg:title/>
          <svg:desc/>
          <text:p text:style-name="a625" text:class-names="" text:cond-style-name=""><text:span text:style-name="a624" text:class-names="">Suppression</text:span></text:p>
          <text:p text:style-name="a627" text:class-names="" text:cond-style-name=""><text:span text:style-name="a626" text:class-names="">Rotation</text:span></text:p>
          <text:p text:style-name="a630" text:class-names="" text:cond-style-name=""><text:span text:style-name="a628" text:class-names="">+Décalage cyclique</text:span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3589in" svg:y="5.06807in" svg:width="1.92604in" svg:height="1.02095in" draw:id="id147" draw:style-name="a634" draw:name="Rectangle 45">
          <svg:title/>
          <svg:desc/>
          <text:p text:style-name="a633" text:class-names="" text:cond-style-name=""><text:span text:style-name="a632" text:class-names="">Décodage de viterbi + décodage 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6677in" svg:y="5.21607in" svg:width="1.85621in" svg:height="0.72496in" draw:id="id148" draw:style-name="a637" draw:name="Rectangle 20">
          <svg:title/>
          <svg:desc/>
          <text:p text:style-name="a636" text:class-names="" text:cond-style-name=""><text:span text:style-name="a635" text:class-names="">Démodul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3161in" svg:y="5.18636in" svg:width="2.46546in" svg:height="0.78437in" draw:id="id149" draw:style-name="a644" draw:name="Rectangle 20">
          <svg:title/>
          <svg:desc/>
          <text:p text:style-name="a640" text:class-names="" text:cond-style-name=""><text:span text:style-name="a638" text:class-names="">Dése</text:span><text:span text:style-name="a639" text:class-names="">ntrelacement</text:span></text:p>
          <text:p text:style-name="a643" text:class-names="" text:cond-style-name=""><text:span text:style-name="a641" text:class-names="">symboles</text:span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086in" svg:y="2.11594in" svg:width="1.83007in" svg:height="2.1884in" draw:id="id150" draw:style-name="a647" draw:name="Oval 48">
          <svg:title/>
          <svg:desc/>
          <text:p text:style-name="a646" text:class-names="" text:cond-style-name=""><text:span text:style-name="a645" text:class-names="">CANAL de RAYLEIGH+AWGN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10186in" svg:y="5.09237in" svg:width="2.17201in" svg:height="1.02095in" draw:id="id151" draw:style-name="a651" draw:name="Rectangle 20">
          <svg:title/>
          <svg:desc/>
          <text:p text:style-name="a650" text:class-names="" text:cond-style-name=""><text:span text:style-name="a648" text:class-names="">Récupération du signal binaire aléatoire</text:span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17171in" svg:y1="2.24546in" svg:x2="8.83115in" svg:y2="2.24546in" draw:id="id152" draw:style-name="a653" draw:name="Straight Arrow Connector 63">
          <svg:title/>
          <svg:desc/>
        </draw:connector>
        <draw:connector draw:type="line" svg:x1="7.50107in" svg:y1="2.26399in" svg:x2="7.16051in" svg:y2="2.26399in" draw:id="id153" draw:style-name="a655" draw:name="Straight Arrow Connector 65">
          <svg:title/>
          <svg:desc/>
        </draw:connector>
        <draw:connector draw:type="line" svg:x1="5.49781in" svg:y1="2.27098in" svg:x2="5.27418in" svg:y2="2.26391in" draw:id="id154" draw:style-name="a657" draw:name="Straight Arrow Connector 66">
          <svg:title/>
          <svg:desc/>
        </draw:connector>
        <draw:connector draw:type="line" svg:x1="4.42613in" svg:y1="2.26391in" svg:x2="4.08557in" svg:y2="2.26391in" draw:id="id155" draw:style-name="a659" draw:name="Straight Arrow Connector 68">
          <svg:title/>
          <svg:desc/>
        </draw:connector>
        <draw:connector draw:type="line" svg:x1="11.42475in" svg:y1="2.29558in" svg:x2="11.24029in" svg:y2="2.29558in" draw:id="id156" draw:style-name="a661" draw:name="Straight Arrow Connector 69">
          <svg:title/>
          <svg:desc/>
        </draw:connector>
        <draw:custom-shape svg:width="0.12226in" svg:height="0.39811in" draw:id="id157" draw:style-name="a664" draw:transform="translate(-0.06113in -0.19905in) rotate(-1.5708) translate(2.17965in 2.35647in)" draw:name="Arrow: Down 72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82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12226in" svg:height="0.39811in" draw:id="id158" draw:style-name="a667" draw:transform="translate(-0.06113in -0.19905in) rotate(-4.71239) translate(2.12842in 4.15215in)" draw:name="Arrow: Down 74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82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type="line" svg:x1="4.05757in" svg:y1="4.11934in" svg:x2="4.27386in" svg:y2="4.1158in" draw:id="id159" draw:style-name="a669" draw:name="Straight Arrow Connector 75">
          <svg:title/>
          <svg:desc/>
        </draw:connector>
        <draw:connector draw:type="line" svg:x1="5.08968in" svg:y1="4.08279in" draw:start-shape="id142" draw:start-glue-point="1" svg:x2="5.27418in" svg:y2="4.09102in" draw:id="id160" draw:style-name="a671" draw:name="Straight Arrow Connector 83">
          <svg:title/>
          <svg:desc/>
        </draw:connector>
        <draw:connector draw:type="line" svg:x1="4.59641in" svg:y1="5.57854in" svg:x2="4.25585in" svg:y2="5.57855in" draw:id="id161" draw:style-name="a673" draw:name="Straight Arrow Connector 84">
          <svg:title/>
          <svg:desc/>
        </draw:connector>
        <draw:connector draw:type="line" svg:x1="8.53161in" svg:y1="5.6317in" svg:x2="8.26127in" svg:y2="5.6271in" draw:id="id162" draw:style-name="a675" draw:name="Straight Arrow Connector 85">
          <svg:title/>
          <svg:desc/>
        </draw:connector>
        <draw:connector draw:type="line" svg:x1="11.26677in" svg:y1="5.57855in" draw:start-shape="id148" draw:start-glue-point="3" svg:x2="10.99707in" svg:y2="5.57854in" draw:end-shape="id149" draw:end-glue-point="1" draw:id="id163" draw:style-name="a677" draw:name="Straight Arrow Connector 93">
          <svg:title/>
          <svg:desc/>
        </draw:connector>
        <draw:connector draw:type="line" svg:x1="6.33589in" svg:y1="5.57854in" draw:start-shape="id147" draw:start-glue-point="3" svg:x2="6.12014in" svg:y2="5.57349in" draw:end-shape="id145" draw:end-glue-point="1" draw:id="id164" draw:style-name="a679" draw:name="Straight Arrow Connector 95">
          <svg:title/>
          <svg:desc/>
        </draw:connector>
        <draw:connector draw:type="line" svg:x1="12.29336in" svg:y1="4.65189in" draw:start-shape="id146" draw:start-glue-point="2" svg:x2="12.25281in" svg:y2="5.18636in" draw:id="id165" draw:style-name="a681" draw:name="Straight Arrow Connector 98">
          <svg:title/>
          <svg:desc/>
        </draw:connector>
        <draw:connector draw:type="line" svg:x1="6.77096in" svg:y1="4.1158in" draw:start-shape="id140" draw:start-glue-point="1" svg:x2="6.96794in" svg:y2="4.1157in" draw:end-shape="id143" draw:end-glue-point="3" draw:id="id166" draw:style-name="a683" draw:name="Straight Arrow Connector 100">
          <svg:title/>
          <svg:desc/>
        </draw:connector>
        <draw:connector draw:type="line" svg:x1="8.62361in" svg:y1="4.1157in" draw:start-shape="id143" draw:start-glue-point="1" svg:x2="8.83115in" svg:y2="4.08279in" draw:end-shape="id144" draw:end-glue-point="3" draw:id="id167" draw:style-name="a685" draw:name="Straight Arrow Connector 102">
          <svg:title/>
          <svg:desc/>
        </draw:connector>
        <draw:connector draw:type="line" svg:x1="11.1906in" svg:y1="4.08279in" draw:start-shape="id144" draw:start-glue-point="1" svg:x2="11.42475in" svg:y2="4.09102in" draw:id="id168" draw:style-name="a687" draw:name="Straight Arrow Connector 104">
          <svg:title/>
          <svg:desc/>
        </draw:connector>
      </draw:page>
      <draw:page draw:name="Slide5" draw:style-name="a688" draw:master-page-name="Master1-Layout2-obj-Title-and-Content" presentation:presentation-page-layout-name="Master1-PPL2" draw:id="Slide-260">
        <draw:connector draw:type="line" svg:x1="6.03509in" svg:y1="0.91228in" svg:x2="11.05263in" svg:y2="0.91228in" draw:id="id169" draw:style-name="a691" draw:name="Straight Arrow Connector 14">
          <svg:title/>
          <svg:desc/>
        </draw:connector>
        <draw:connector draw:type="line" svg:x1="3.03509in" svg:y1="0.91228in" svg:x2="4.82456in" svg:y2="0.91228in" draw:id="id170" draw:style-name="a694" draw:name="Straight Arrow Connector 17">
          <svg:title/>
          <svg:desc/>
        </draw:connector>
        <draw:connector draw:type="line" svg:x1="6.20176in" svg:y1="4.04386in" svg:x2="11.2193in" svg:y2="4.04386in" draw:id="id171" draw:style-name="a697" draw:name="Straight Arrow Connector 18">
          <svg:title/>
          <svg:desc/>
        </draw:connector>
        <draw:frame draw:id="id172" draw:style-name="a700" draw:name="TextBox 20" svg:x="6.87449in" svg:y="6.2791in" svg:width="1.722in" svg:height="0.43757in">
          <draw:text-box>
            <text:p text:style-name="a699" text:class-names="" text:cond-style-name=""><text:span text:style-name="a698" text:class-names="">Emetteur FM</text:span></text:p>
          </draw:text-box>
          <svg:title/>
          <svg:desc/>
        </draw:frame>
        <draw:frame draw:id="id173" draw:style-name="a703" draw:name="TextBox 21" svg:x="6.87449in" svg:y="0.54346in" svg:width="3.72099in" svg:height="0.40391in">
          <draw:text-box>
            <text:p text:style-name="a702" text:class-names="" text:cond-style-name=""><text:span text:style-name="a701" text:class-names="">Station de de montée sur satellite</text:span></text:p>
          </draw:text-box>
          <svg:title/>
          <svg:desc/>
        </draw:frame>
        <draw:frame draw:id="id174" draw:style-name="a704" draw:name="Picture 23" svg:x="1.40625in" svg:y="1.41667in" svg:width="10.52083in" svg:height="4.86242in" style:rel-width="scale" style:rel-height="scale">
          <draw:image xlink:href="media/image1.emf" xlink:type="simple" xlink:show="embed" xlink:actuate="onLoad"/>
          <svg:title/>
          <svg:desc/>
        </draw:frame>
        <draw:frame draw:id="id175" draw:style-name="a707" draw:name="TextBox 24" svg:x="3.26464in" svg:y="0.54346in" svg:width="1.35239in" svg:height="0.40391in">
          <draw:text-box>
            <text:p text:style-name="a706" text:class-names="" text:cond-style-name=""><text:span text:style-name="a705" text:class-names="">Production</text:span></text:p>
          </draw:text-box>
          <svg:title/>
          <svg:desc/>
        </draw:frame>
        <draw:frame draw:id="id176" draw:style-name="a710" draw:name="TextBox 25" svg:x="7.61072in" svg:y="3.61882in" svg:width="2.24827in" svg:height="0.40391in">
          <draw:text-box>
            <text:p text:style-name="a709" text:class-names="" text:cond-style-name=""><text:span text:style-name="a708" text:class-names="">Station de diffusion</text:span></text:p>
          </draw:text-box>
          <svg:title/>
          <svg:desc/>
        </draw:frame>
        <draw:custom-shape svg:width="0.15789in" svg:height="0.99561in" draw:id="id177" draw:style-name="a713" draw:transform="translate(-0.07894in -0.4978in) rotate(-4.71239) translate(6.87448in 2.85395in)" draw:name="Left Brace 26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78" draw:style-name="a716" draw:name="TextBox 27" svg:x="5.86792in" svg:y="2.94757in" svg:width="2.01315in" svg:height="0.40391in">
          <draw:text-box>
            <text:p text:style-name="a715" text:class-names="" text:cond-style-name=""><text:span text:style-name="a714" text:class-names="">Encodeur DVB-S2</text:span></text:p>
          </draw:text-box>
          <svg:title/>
          <svg:desc/>
        </draw:frame>
        <draw:custom-shape svg:width="0.15789in" svg:height="0.99561in" draw:id="id179" draw:style-name="a719" draw:transform="translate(-0.07894in -0.4978in) rotate(-4.71239) translate(7.73549in 6.12853in)" draw:name="Left Brace 29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</draw:page>
      <draw:page draw:name="Slide6" draw:style-name="a720" draw:master-page-name="Master1-Layout2-obj-Title-and-Content" presentation:presentation-page-layout-name="Master1-PPL2" draw:id="Slide-261">
        <draw:connector draw:type="line" svg:x1="3.72307in" svg:y1="1.58027in" svg:x2="4.03466in" svg:y2="1.58027in" draw:id="id180" draw:style-name="a722" draw:name="Straight Arrow Connector 28">
          <svg:title/>
          <svg:desc/>
        </draw:connector>
        <draw:connector draw:type="line" svg:x1="3.72307in" svg:y1="2.41878in" svg:x2="4.03466in" svg:y2="2.41878in" draw:id="id181" draw:style-name="a724" draw:name="Straight Arrow Connector 30">
          <svg:title/>
          <svg:desc/>
        </draw:connector>
        <draw:connector draw:type="line" svg:x1="3.72307in" svg:y1="3.30801in" svg:x2="4.03466in" svg:y2="3.30801in" draw:id="id182" draw:style-name="a726" draw:name="Straight Arrow Connector 31">
          <svg:title/>
          <svg:desc/>
        </draw:connector>
        <draw:custom-shape svg:x="4.08856in" svg:y="1.2711in" svg:width="1.04584in" svg:height="5.9411in" draw:id="id183" draw:style-name="a730" draw:name="Rectangle 32">
          <svg:title/>
          <svg:desc/>
          <text:p text:style-name="a729" text:class-names="" text:cond-style-name=""><text:span text:style-name="a727" text:class-names="">MUX</text:span><text:span text:style-name="a7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8532in" svg:y="1.24003in" svg:width="1.18841in" svg:height="0.58129in" draw:id="id184" draw:style-name="a734" draw:name="Rectangle 92">
          <svg:title/>
          <svg:desc/>
          <text:p text:style-name="a733" text:class-names="" text:cond-style-name=""><text:span text:style-name="a731" text:class-names="">Chaine1</text:span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8532in" svg:y="2.08399in" svg:width="1.18841in" svg:height="0.63768in" draw:id="id185" draw:style-name="a737" draw:name="Rectangle 10">
          <svg:title/>
          <svg:desc/>
          <text:p text:style-name="a736" text:class-names="" text:cond-style-name=""><text:span text:style-name="a735" text:class-names="">Chaine2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8532in" svg:y="3.00479in" svg:width="1.18841in" svg:height="0.63768in" draw:id="id186" draw:style-name="a741" draw:name="Rectangle 13">
          <svg:title/>
          <svg:desc/>
          <text:p text:style-name="a740" text:class-names="" text:cond-style-name=""><text:span text:style-name="a738" text:class-names="">Chaine n</text:span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73in" svg:y="1.24003in" svg:width="1.33333in" svg:height="0.58129in" draw:id="id187" draw:style-name="a744" draw:name="Rectangle 17">
          <svg:title/>
          <svg:desc/>
          <text:p text:style-name="a743" text:class-names="" text:cond-style-name=""><text:span text:style-name="a742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73in" svg:y="2.05887in" svg:width="1.33333in" svg:height="0.58129in" draw:id="id188" draw:style-name="a747" draw:name="Rectangle 20">
          <svg:title/>
          <svg:desc/>
          <text:p text:style-name="a746" text:class-names="" text:cond-style-name=""><text:span text:style-name="a745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73in" svg:y="3.0504in" svg:width="1.33333in" svg:height="0.58129in" draw:id="id189" draw:style-name="a750" draw:name="Rectangle 21">
          <svg:title/>
          <svg:desc/>
          <text:p text:style-name="a749" text:class-names="" text:cond-style-name=""><text:span text:style-name="a748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7373in" svg:y1="1.53068in" draw:start-shape="id184" draw:start-glue-point="1" svg:x2="2.26503in" svg:y2="1.53068in" draw:id="id190" draw:style-name="a752" draw:name="Straight Arrow Connector 24">
          <svg:title/>
          <svg:desc/>
        </draw:connector>
        <draw:connector draw:type="line" svg:x1="1.87373in" svg:y1="2.40283in" svg:x2="2.26503in" svg:y2="2.40283in" draw:id="id191" draw:style-name="a754" draw:name="Straight Arrow Connector 25">
          <svg:title/>
          <svg:desc/>
        </draw:connector>
        <draw:connector draw:type="line" svg:x1="1.87373in" svg:y1="3.29722in" svg:x2="2.26503in" svg:y2="3.29722in" draw:id="id192" draw:style-name="a756" draw:name="Straight Arrow Connector 26">
          <svg:title/>
          <svg:desc/>
        </draw:connector>
        <draw:custom-shape svg:x="8.48415in" svg:y="1.54742in" svg:width="1.47559in" svg:height="0.70766in" draw:id="id193" draw:style-name="a760" draw:name="Rectangle 107">
          <svg:title/>
          <svg:desc/>
          <text:p text:style-name="a759" text:class-names="" text:cond-style-name=""><text:span text:style-name="a757" text:class-names="">Décodeur<text:s text:c="1"/></text:span><text:span text:style-name="a7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2582in" svg:y="1.53068in" svg:width="1.47559in" svg:height="0.70766in" draw:id="id194" draw:style-name="a763" draw:name="Rectangle 119">
          <svg:title/>
          <svg:desc/>
          <text:p text:style-name="a762" text:class-names="" text:cond-style-name=""><text:span text:style-name="a761" text:class-names="">Emetteur DVB-T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72307in" svg:y1="5.25721in" svg:x2="4.03466in" svg:y2="5.25721in" draw:id="id195" draw:style-name="a765" draw:name="Straight Arrow Connector 28">
          <svg:title/>
          <svg:desc/>
        </draw:connector>
        <draw:connector draw:type="line" svg:x1="3.72307in" svg:y1="6.09572in" svg:x2="4.03466in" svg:y2="6.09572in" draw:id="id196" draw:style-name="a767" draw:name="Straight Arrow Connector 30">
          <svg:title/>
          <svg:desc/>
        </draw:connector>
        <draw:connector draw:type="line" svg:x1="3.72307in" svg:y1="6.98495in" svg:x2="4.03466in" svg:y2="6.98495in" draw:id="id197" draw:style-name="a769" draw:name="Straight Arrow Connector 31">
          <svg:title/>
          <svg:desc/>
        </draw:connector>
        <draw:custom-shape svg:x="0.73371in" svg:y="4.96656in" svg:width="1.18841in" svg:height="0.58129in" draw:id="id198" draw:style-name="a773" draw:name="Rectangle 92">
          <svg:title/>
          <svg:desc/>
          <text:p text:style-name="a772" text:class-names="" text:cond-style-name=""><text:span text:style-name="a770" text:class-names="">Chaine1</text:span><text:span text:style-name="a7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3371in" svg:y="5.81052in" svg:width="1.18841in" svg:height="0.63768in" draw:id="id199" draw:style-name="a776" draw:name="Rectangle 10">
          <svg:title/>
          <svg:desc/>
          <text:p text:style-name="a775" text:class-names="" text:cond-style-name=""><text:span text:style-name="a774" text:class-names="">Chaine2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3371in" svg:y="6.73133in" svg:width="1.18841in" svg:height="0.63768in" draw:id="id200" draw:style-name="a780" draw:name="Rectangle 13">
          <svg:title/>
          <svg:desc/>
          <text:p text:style-name="a779" text:class-names="" text:cond-style-name=""><text:span text:style-name="a777" text:class-names="">Chaine n</text:span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223in" svg:y="4.94581in" svg:width="1.33333in" svg:height="0.58129in" draw:id="id201" draw:style-name="a783" draw:name="Rectangle 41">
          <svg:title/>
          <svg:desc/>
          <text:p text:style-name="a782" text:class-names="" text:cond-style-name=""><text:span text:style-name="a781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223in" svg:y="5.76465in" svg:width="1.33333in" svg:height="0.58129in" draw:id="id202" draw:style-name="a786" draw:name="Rectangle 20">
          <svg:title/>
          <svg:desc/>
          <text:p text:style-name="a785" text:class-names="" text:cond-style-name=""><text:span text:style-name="a784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223in" svg:y="6.75619in" svg:width="1.33333in" svg:height="0.58129in" draw:id="id203" draw:style-name="a789" draw:name="Rectangle 21">
          <svg:title/>
          <svg:desc/>
          <text:p text:style-name="a788" text:class-names="" text:cond-style-name=""><text:span text:style-name="a787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92212in" svg:y1="5.25721in" draw:start-shape="id198" draw:start-glue-point="1" svg:x2="2.31342in" svg:y2="5.25721in" draw:id="id204" draw:style-name="a791" draw:name="Straight Arrow Connector 24">
          <svg:title/>
          <svg:desc/>
        </draw:connector>
        <draw:connector draw:type="line" svg:x1="1.92212in" svg:y1="6.12936in" svg:x2="2.31342in" svg:y2="6.12936in" draw:id="id205" draw:style-name="a793" draw:name="Straight Arrow Connector 25">
          <svg:title/>
          <svg:desc/>
        </draw:connector>
        <draw:connector draw:type="line" svg:x1="1.92212in" svg:y1="7.02376in" svg:x2="2.31342in" svg:y2="7.02376in" draw:id="id206" draw:style-name="a795" draw:name="Straight Arrow Connector 26">
          <svg:title/>
          <svg:desc/>
        </draw:connector>
        <draw:custom-shape svg:x="8.39246in" svg:y="5.39606in" svg:width="1.47559in" svg:height="0.70766in" draw:id="id207" draw:style-name="a799" draw:name="Rectangle 107">
          <svg:title/>
          <svg:desc/>
          <text:p text:style-name="a798" text:class-names="" text:cond-style-name=""><text:span text:style-name="a796" text:class-names="">Décodeur<text:s text:c="1"/></text:span><text:span text:style-name="a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2582in" svg:y="5.39606in" svg:width="1.47559in" svg:height="0.70766in" draw:id="id208" draw:style-name="a804" draw:name="Rectangle 119">
          <svg:title/>
          <svg:desc/>
          <text:p text:style-name="a803" text:class-names="" text:cond-style-name=""><text:span text:style-name="a800" text:class-names="">Emetteur<text:s text:c="1"/></text:span><text:span text:style-name="a801" text:class-names="">DAB+</text:span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9" draw:style-name="a805" draw:name="Picture 58" svg:x="11.887in" svg:y="1.28967in" svg:width="1.03125in" svg:height="1.2389in" style:rel-width="scale" style:rel-height="scale">
          <draw:image xlink:href="media/image2.emf" xlink:type="simple" xlink:show="embed" xlink:actuate="onLoad"/>
          <svg:title/>
          <svg:desc/>
        </draw:frame>
        <draw:frame draw:id="id210" draw:style-name="a806" draw:name="Picture 60" svg:x="11.89494in" svg:y="5.1in" svg:width="1.03125in" svg:height="1.11033in" style:rel-width="scale" style:rel-height="scale">
          <draw:image xlink:href="media/image3.emf" xlink:type="simple" xlink:show="embed" xlink:actuate="onLoad"/>
          <svg:title/>
          <svg:desc/>
        </draw:frame>
        <draw:frame draw:id="id211" draw:style-name="a807" draw:name="Picture 62" svg:x="5.90546in" svg:y="3.4069in" svg:width="1.17271in" svg:height="0.83333in" style:rel-width="scale" style:rel-height="scale">
          <draw:image xlink:href="media/image4.emf" xlink:type="simple" xlink:show="embed" xlink:actuate="onLoad"/>
          <svg:title/>
          <svg:desc/>
        </draw:frame>
        <draw:frame draw:id="id212" draw:style-name="a811" draw:name="TextBox 63" svg:x="5.66146in" svg:y="2.26727in" svg:width="1.45283in" svg:height="0.77415in">
          <draw:text-box>
            <text:p text:style-name="a810" text:class-names="" text:cond-style-name=""><text:span text:style-name="a808" text:class-names="">Liaison satellitaire</text:span><text:span text:style-name="a809" text:class-names=""/></text:p>
          </draw:text-box>
          <svg:title/>
          <svg:desc/>
        </draw:frame>
        <draw:custom-shape svg:width="0.8788in" svg:height="0.31884in" draw:id="id213" draw:style-name="a814" draw:transform="translate(-0.4394in -0.15942in) rotate(-5.48361) translate(7.6119in 2.65435in)" draw:name="Arrow: Right 69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68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8788in" svg:height="0.31884in" draw:id="id214" draw:style-name="a817" draw:transform="translate(-0.4394in -0.15942in) rotate(-0.82952) translate(7.83978in 4.66825in)" draw:name="Arrow: Right 70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68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1.85643in" svg:y="1.86922in" svg:width="0.46197in" svg:height="0.18035in" draw:id="id215" draw:style-name="a820" draw:name="Arrow: Right 71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38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1.85643in" svg:y="5.69132in" svg:width="0.46197in" svg:height="0.16442in" draw:id="id216" draw:style-name="a823" draw:name="Arrow: Right 72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756 5400" draw:mirror-vertic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29411in" svg:y="4.96656in" svg:width="0.20829in" svg:height="2.40245in" draw:id="id217" draw:style-name="a826" draw:name="Left Brace 73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0.25119in" svg:y="1.29111in" svg:width="0.20829in" svg:height="2.40245in" draw:id="id218" draw:style-name="a829" draw:name="Left Brace 74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onnector draw:type="line" svg:x1="9.95974in" svg:y1="1.90125in" draw:start-shape="id193" draw:start-glue-point="1" svg:x2="10.32582in" svg:y2="1.88451in" draw:end-shape="id194" draw:end-glue-point="3" draw:id="id219" draw:style-name="a831" draw:name="Straight Arrow Connector 76">
          <svg:title/>
          <svg:desc/>
        </draw:connector>
        <draw:connector draw:type="line" svg:x1="9.86805in" svg:y1="5.74989in" draw:start-shape="id207" draw:start-glue-point="1" svg:x2="10.32582in" svg:y2="5.74989in" draw:end-shape="id208" draw:end-glue-point="3" draw:id="id220" draw:style-name="a833" draw:name="Straight Arrow Connector 78">
          <svg:title/>
          <svg:desc/>
        </draw:connector>
        <draw:custom-shape svg:width="0.39356in" svg:height="3.99346in" draw:id="id221" draw:style-name="a836" draw:transform="translate(-0.19678in -1.99673in) rotate(-1.5708) translate(10.48088in 0.92918in)" draw:name="Left Brace 81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222" draw:style-name="a840" draw:name="TextBox 82" svg:x="8.99731in" svg:y="0.26725in" svg:width="3.09388in" svg:height="0.50488in">
          <draw:text-box>
            <text:p text:style-name="a839" text:class-names="" text:cond-style-name=""><text:span text:style-name="a837" text:class-names="">Site de diffusion TNT</text:span><text:span text:style-name="a838" text:class-names=""/></text:p>
          </draw:text-box>
          <svg:title/>
          <svg:desc/>
        </draw:frame>
        <draw:custom-shape svg:width="0.39356in" svg:height="3.99346in" draw:id="id223" draw:style-name="a843" draw:transform="translate(-0.19678in -1.99673in) rotate(-1.5708) translate(10.48179in 4.74324in)" draw:name="Left Brace 83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224" draw:style-name="a847" draw:name="TextBox 84" svg:x="8.99821in" svg:y="4.0813in" svg:width="3.11667in" svg:height="0.50488in">
          <draw:text-box>
            <text:p text:style-name="a846" text:class-names="" text:cond-style-name=""><text:span text:style-name="a844" text:class-names="">Site de diffusion RNT</text:span><text:span text:style-name="a845" text:class-names=""/></text:p>
          </draw:text-box>
          <svg:title/>
          <svg:desc/>
        </draw:frame>
        <draw:custom-shape svg:width="0.39356in" svg:height="3.49782in" draw:id="id225" draw:style-name="a850" draw:transform="translate(-0.19678in -1.74891in) rotate(-1.5708) translate(3.82102in 0.96118in)" draw:name="Left Brace 85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226" draw:style-name="a854" draw:name="TextBox 86" svg:x="2.07721in" svg:y="0.29824in" svg:width="4.09909in" svg:height="0.50488in">
          <draw:text-box>
            <text:p text:style-name="a853" text:class-names="" text:cond-style-name=""><text:span text:style-name="a851" text:class-names="">Tête de réseau national<text:s text:c="1"/></text:span><text:span text:style-name="a852" text:class-names=""/></text:p>
          </draw:text-box>
          <svg:title/>
          <svg:desc/>
        </draw:frame>
        <draw:frame draw:id="id227" draw:style-name="a858" draw:name="TextBox 87" svg:x="11.97451in" svg:y="2.49893in" svg:width="1.05415in" svg:height="0.40391in">
          <draw:text-box>
            <text:p text:style-name="a857" text:class-names="" text:cond-style-name=""><text:span text:style-name="a855" text:class-names="">antenne</text:span><text:span text:style-name="a856" text:class-names=""/></text:p>
          </draw:text-box>
          <svg:title/>
          <svg:desc/>
        </draw:frame>
        <draw:connector draw:type="line" svg:x1="8.25407in" svg:y1="6.98495in" svg:x2="8.71642in" svg:y2="6.34594in" draw:id="id228" draw:style-name="a860" draw:name="Straight Arrow Connector 89">
          <svg:title/>
          <svg:desc/>
        </draw:connector>
        <draw:frame draw:id="id229" draw:style-name="a864" draw:name="TextBox 90" svg:x="7.11429in" svg:y="7.02392in" svg:width="2.52974in" svg:height="0.40391in">
          <draw:text-box>
            <text:p text:style-name="a863" text:class-names="" text:cond-style-name=""><text:span text:style-name="a861" text:class-names="">Extraction du flux RNT</text:span><text:span text:style-name="a862" text:class-names=""/></text:p>
          </draw:text-box>
          <svg:title/>
          <svg:desc/>
        </draw:frame>
        <draw:frame draw:id="id230" draw:style-name="a868" draw:name="TextBox 91" svg:x="8.18436in" svg:y="2.98581in" svg:width="2.51221in" svg:height="0.40391in">
          <draw:text-box>
            <text:p text:style-name="a867" text:class-names="" text:cond-style-name=""><text:span text:style-name="a865" text:class-names="">Extraction du flux TNT</text:span><text:span text:style-name="a866" text:class-names=""/></text:p>
          </draw:text-box>
          <svg:title/>
          <svg:desc/>
        </draw:frame>
        <draw:connector draw:type="line" svg:x1="8.98893in" svg:y1="2.85896in" svg:x2="9.13025in" svg:y2="2.3719in" draw:id="id231" draw:style-name="a870" draw:name="Straight Arrow Connector 9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24" draw:style="linear" draw:angle="0" draw:start-color="#b5d5a7" draw:end-color="#aace99" draw:start-intensity="100%" draw:end-intensity="100%"/>
    <draw:gradient draw:name="a432" draw:style="linear" draw:angle="0" draw:start-color="#b5d5a7" draw:end-color="#aace99" draw:start-intensity="100%" draw:end-intensity="100%"/>
    <draw:gradient draw:name="a428" draw:style="linear" draw:angle="0" draw:start-color="#b5d5a7" draw:end-color="#aace99" draw:start-intensity="100%" draw:end-intensity="100%"/>
    <draw:marker draw:name="a456" svg:viewBox="0 0 20 30" svg:d="m10 0-10 30h20z"/>
    <draw:marker draw:name="a755" svg:viewBox="0 0 20 30" svg:d="m10 0-10 30h20z"/>
    <draw:marker draw:name="a682" svg:viewBox="0 0 20 30" svg:d="m10 0-10 30h20z"/>
    <draw:marker draw:name="a507" svg:viewBox="0 0 20 30" svg:d="m10 0-10 30h20z"/>
    <draw:marker draw:name="a434" svg:viewBox="0 0 20 30" svg:d="m10 0-10 30h20z"/>
    <draw:marker draw:name="a684" svg:viewBox="0 0 20 30" svg:d="m10 0-10 30h20z"/>
    <draw:marker draw:name="a660" svg:viewBox="0 0 20 30" svg:d="m10 0-10 30h20z"/>
    <draw:marker draw:name="a509" svg:viewBox="0 0 20 30" svg:d="m10 0-10 30h20z"/>
    <draw:marker draw:name="a686" svg:viewBox="0 0 20 30" svg:d="m10 0-10 30h20z"/>
    <draw:marker draw:name="a411" svg:viewBox="0 0 20 30" svg:d="m10 0-10 30h20z"/>
    <draw:marker draw:name="a436" svg:viewBox="0 0 20 30" svg:d="m10 0-10 30h20z"/>
    <draw:marker draw:name="a438" svg:viewBox="0 0 20 30" svg:d="m10 0-10 30h20z"/>
    <draw:marker draw:name="a689" svg:viewBox="0 0 20 30" svg:d="m10 0-10 30h20z"/>
    <draw:marker draw:name="a591" svg:viewBox="0 0 20 30" svg:d="m10 0-10 30h20z"/>
    <draw:marker draw:name="a593" svg:viewBox="0 0 20 30" svg:d="m10 0-10 30h20z"/>
    <draw:marker draw:name="a668" svg:viewBox="0 0 20 30" svg:d="m10 0-10 30h20z"/>
    <draw:marker draw:name="a595" svg:viewBox="0 0 20 30" svg:d="m10 0-10 30h20z"/>
    <draw:marker draw:name="a830" svg:viewBox="0 0 20 30" svg:d="m10 0-10 30h20z"/>
    <draw:marker draw:name="a832" svg:viewBox="0 0 20 30" svg:d="m10 0-10 30h20z"/>
    <draw:marker draw:name="a859" svg:viewBox="0 0 20 30" svg:d="m10 0-10 30h20z"/>
    <draw:marker draw:name="a511" svg:viewBox="0 0 20 30" svg:d="m10 0-10 30h20z"/>
    <draw:marker draw:name="a513" svg:viewBox="0 0 20 30" svg:d="m10 0-10 30h20z"/>
    <draw:marker draw:name="a538" svg:viewBox="0 0 20 30" svg:d="m10 0-10 30h20z"/>
    <draw:marker draw:name="a690" svg:viewBox="0 0 20 30" svg:d="m10 0-10 30h20z"/>
    <draw:marker draw:name="a764" svg:viewBox="0 0 20 30" svg:d="m10 0-10 30h20z"/>
    <draw:marker draw:name="a692" svg:viewBox="0 0 20 30" svg:d="m10 0-10 30h20z"/>
    <draw:marker draw:name="a766" svg:viewBox="0 0 20 30" svg:d="m10 0-10 30h20z"/>
    <draw:marker draw:name="a468" svg:viewBox="0 0 20 30" svg:d="m10 0-10 30h20z"/>
    <draw:marker draw:name="a693" svg:viewBox="0 0 20 30" svg:d="m10 0-10 30h20z"/>
    <draw:marker draw:name="a768" svg:viewBox="0 0 20 30" svg:d="m10 0-10 30h20z"/>
    <draw:marker draw:name="a670" svg:viewBox="0 0 20 30" svg:d="m10 0-10 30h20z"/>
    <draw:marker draw:name="a695" svg:viewBox="0 0 20 30" svg:d="m10 0-10 30h20z"/>
    <draw:marker draw:name="a696" svg:viewBox="0 0 20 30" svg:d="m10 0-10 30h20z"/>
    <draw:marker draw:name="a672" svg:viewBox="0 0 20 30" svg:d="m10 0-10 30h20z"/>
    <draw:marker draw:name="a721" svg:viewBox="0 0 20 30" svg:d="m10 0-10 30h20z"/>
    <draw:marker draw:name="a398" svg:viewBox="0 0 20 30" svg:d="m10 0-10 30h20z"/>
    <draw:marker draw:name="a674" svg:viewBox="0 0 20 30" svg:d="m10 0-10 30h20z"/>
    <draw:marker draw:name="a723" svg:viewBox="0 0 20 30" svg:d="m10 0-10 30h20z"/>
    <draw:marker draw:name="a400" svg:viewBox="0 0 20 30" svg:d="m10 0-10 30h20z"/>
    <draw:marker draw:name="a676" svg:viewBox="0 0 20 30" svg:d="m10 0-10 30h20z"/>
    <draw:marker draw:name="a725" svg:viewBox="0 0 20 30" svg:d="m10 0-10 30h20z"/>
    <draw:marker draw:name="a402" svg:viewBox="0 0 20 30" svg:d="m10 0-10 30h20z"/>
    <draw:marker draw:name="a652" svg:viewBox="0 0 20 30" svg:d="m10 0-10 30h20z"/>
    <draw:marker draw:name="a678" svg:viewBox="0 0 20 30" svg:d="m10 0-10 30h20z"/>
    <draw:marker draw:name="a654" svg:viewBox="0 0 20 30" svg:d="m10 0-10 30h20z"/>
    <draw:marker draw:name="a656" svg:viewBox="0 0 20 30" svg:d="m10 0-10 30h20z"/>
    <draw:marker draw:name="a407" svg:viewBox="0 0 20 30" svg:d="m10 0-10 30h20z"/>
    <draw:marker draw:name="a658" svg:viewBox="0 0 20 30" svg:d="m10 0-10 30h20z"/>
    <draw:marker draw:name="a409" svg:viewBox="0 0 20 30" svg:d="m10 0-10 30h20z"/>
    <draw:marker draw:name="a589" svg:viewBox="0 0 20 30" svg:d="m10 0-10 30h20z"/>
    <draw:marker draw:name="a540" svg:viewBox="0 0 20 30" svg:d="m10 0-10 30h20z"/>
    <draw:marker draw:name="a790" svg:viewBox="0 0 20 30" svg:d="m10 0-10 30h20z"/>
    <draw:marker draw:name="a792" svg:viewBox="0 0 20 30" svg:d="m10 0-10 30h20z"/>
    <draw:marker draw:name="a543" svg:viewBox="0 0 20 30" svg:d="m10 0-10 30h20z"/>
    <draw:marker draw:name="a794" svg:viewBox="0 0 20 30" svg:d="m10 0-10 30h20z"/>
    <draw:marker draw:name="a869" svg:viewBox="0 0 20 30" svg:d="m10 0-10 30h20z"/>
    <draw:marker draw:name="a524" svg:viewBox="0 0 20 30" svg:d="m10 0-10 30h20z"/>
    <draw:marker draw:name="a452" svg:viewBox="0 0 20 30" svg:d="m10 0-10 30h20z"/>
    <draw:marker draw:name="a751" svg:viewBox="0 0 20 30" svg:d="m10 0-10 30h20z"/>
    <draw:marker draw:name="a454" svg:viewBox="0 0 20 30" svg:d="m10 0-10 30h20z"/>
    <draw:marker draw:name="a753" svg:viewBox="0 0 20 30" svg:d="m10 0-10 30h20z"/>
    <draw:marker draw:name="a68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04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04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04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04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04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04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04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04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04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04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04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04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chareel AKAKPO</meta:initial-creator>
    <dc:creator>Aschareel AKAKPO</dc:creator>
    <meta:creation-date>2021-03-24T16:06:03Z</meta:creation-date>
    <dc:date>2021-04-27T12:07:07Z</dc:date>
    <meta:editing-cycles>30</meta:editing-cycles>
    <meta:editing-duration>PT119145S</meta:editing-duration>
    <meta:document-statistic meta:paragraph-count="103" meta:word-count="185"/>
  </office:meta>
</office:document-meta>
</file>